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Aluno</text:span><text:span text:style-name="T2">: Raul Barca<text:tab/><text:tab/><text:tab/><text:tab/><text:tab/><text:tab/><text:tab/></text:span><text:span text:style-name="T3">Data:</text:span><text:span text:style-name="T2"> 28/11/2013</text:span></text:p>
      <text:p text:style-name="P4"><text:span text:style-name="T3">Fase/Iteração:</text:span><text:span text:style-name="T2"> Sprint 9<text:tab/><text:tab/> <text:s text:c="9"/><text:tab/><text:tab/><text:tab/><text:tab/><text:tab/></text:span><text:span text:style-name="T3">Esforço Total: 8 horas</text:span></text:p>
      <text:p text:style-name="P6"/>
      <text:p text:style-name="P5">Atividade: Persistência<text:tab/><text:tab/><text:tab/><text:tab/><text:tab/><text:tab/>Esforço: 4 horas</text:p>
      <text:p text:style-name="P7">Descrição: Foram feitos os últimos ajustes no modelo ER para entrar em baseline. Também foi feito o auxílio a outras equipes que utilizarão o banco de dados.</text:p>
      <text:p text:style-name="P7">Produtos: Diagrama ER</text:p>
      <text:p text:style-name="P7">Equipe: Raul Barca</text:p>
      <text:p text:style-name="P7">Artefato: RELPREV-022013-PCP-ER.pdf</text:p>
      <text:p text:style-name="P7"/>
      <text:p text:style-name="P5">Atividade: Back-end<text:tab/><text:tab/><text:tab/><text:tab/><text:tab/><text:tab/><text:tab/>Esforço: 4 horas</text:p>
      <text:p text:style-name="P7">Descrição: Foram analisados os artefatos produzidos, corrigido um item que impedia o deploy do we-service e início de testes unitários.</text:p>
      <text:p text:style-name="P7">Produtos: Nenhum.</text:p>
      <text:p text:style-name="P7">Equipe: Raul Barca e Bruno César.</text:p>
      <text:p text:style-name="P7">Artefato: Nenh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7</meta:editing-cycles>
    <dc:date>2013-11-29T19:30:23</dc:date>
    <meta:editing-duration>P0D</meta:editing-duration>
    <meta:document-statistic meta:table-count="0" meta:image-count="1" meta:object-count="0" meta:page-count="1" meta:paragraph-count="15" meta:word-count="102" meta:character-count="727" meta:non-whitespace-character-count="607"/>
  </office:meta>
</office:document-meta>
</file>